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Farvel til GMail</text:title></text:p>
      <text:p text:style-name="OrgTitle"/>
      <text:p text:style-name="OrgSubtitle"><text:initial-creator>Ejner</text:initial-creator></text:p>
      <text:p text:style-name="OrgSubtitle"/>
      <text:p text:style-name="Text_20_body">På <text:a xlink:type="simple" xlink:href="https://european-alternatives.eu/">https://european-alternatives.eu/</text:a> findes et katalog over europæiske alternativer indenfor digitale produkter og tjenester. Her findes i skrivende stund 21 alternativer i kategorien 'Email Providers' (email udbydere).
</text:p>
      <text:p text:style-name="Text_20_body">I det følgende beskriver jeg, hvordan man i praksis kan flytte sin email fra GMail til en af de europæiske udbydere.
</text:p>
      <text:p text:style-name="Text_20_body">Af de 21 på listen har jeg foreløbig afprøvet Posteo og Proton, som begge ser fornuftige ud. Der var ikke nogen speciel grund til at det lige var de to jeg prøvede, det var blot dem jeg først hørte om.
</text:p>
      <text:p text:style-name="Text_20_body">Posteo har en prøveperiode på 14 dage, hvor man får pengene tilbage hvis man ikke ønsker at fortsætte derefter. Proton har et gratis abonnement med 500MB plads.
</text:p>
      <text:h text:style-name="Heading_20_1_unnumbered" text:outline-level="1" text:is-list-header="true">
<text:bookmark-start text:name="OrgXref.orgfca26ff"/>
<text:bookmark text:name="orgfca26ff"/>Før migreringen
<text:bookmark-end text:name="OrgXref.orgfca26ff"/></text:h>
      <text:p text:style-name="Text_20_body">Det er en god ide at forberede sig lidt før man giver sig i kast med at migrere (flytte) sine emails fra sin eksisterende postkasse hos GMail til sin nye postkasse. Det er primært et spørgsmål om plads. Man bør overveje følgende
</text:p>
      <text:list text:style-name="OrgBulletedList" text:continue-numbering="false">
        <text:list-item>
          <text:p text:style-name="Text_20_body">Hvor meget plads bruger ens nuværende postkasse i GMail?
</text:p>
        </text:list-item>
        <text:list-item>
          <text:p text:style-name="Text_20_body">Er der nogle emails i GMail som fylder meget - måske endda mere end den nye udbyder tillader?
</text:p>
        </text:list-item>
      </text:list>
      <text:p text:style-name="Text_20_body">Hvis nogle af dine emails hos GMail fylder mere end den nye udbyder accepterer, så vil det være en god ide at gamme indholdet af disse emails på din egen computer inden du elsporterer fra GMail.
</text:p>
      <text:p text:style-name="Text_20_body">GMail tillader emails der fylder op til 50MB inklusive vedhæftinger. Posteo har samme øvre grænse, mens Proton har en grænse på 25MB.
</text:p>
      <text:p text:style-name="Text_20_body">For at finde emails i GMail der fylder mere end fx. 25MB, gå ind i GMail i en browser, og indtast følgende i søgefeltet øverst:
</text:p>
      <text:p text:style-name="Text_20_body"><text:span text:style-name="OrgCode">size:25M</text:span>
</text:p>
      <text:p text:style-name="Text_20_body">
<draw:frame draw:style-name="OrgDisplayImage" svg:width="14.58cm" svg:height="1.59cm" text:anchor-type="paragraph" draw:name="Frame1">

<draw:image xlink:href="Images/0001.png" xlink:type="simple" xlink:show="embed" xlink:actuate="onLoad"/>
</draw:fram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jner</dc:creator>
    <meta:initial-creator>Ejner</meta:initial-creator>
    <dc:date>2025-04-01T20:34:49</dc:date>
    <meta:creation-date>2025-04-01T20:34:49</meta:creation-date>
    <meta:generator>Emacs 29.3 (Org mode 9.6.15)</meta:generator>
    <meta:keyword/>
    <dc:subject/>
    <dc:title>Farvel til GMail</dc:title>
  </office:meta>
</office:document-meta>
</file>